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4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7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8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0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4" style:family="graphic" style:parent-style-name="standard" style:list-style-name="L3">
      <style:graphic-properties draw:stroke="solid" svg:stroke-width="0.026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6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7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8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9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standard" style:list-style-name="L3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outline1">
      <style:graphic-properties fo:min-height="11.928cm"/>
    </style:style>
    <style:style style:name="pr4" style:family="presentation" style:parent-style-name="JTM-title">
      <style:graphic-properties fo:min-height="3.506cm"/>
    </style:style>
    <style:style style:name="pr5" style:family="presentation" style:parent-style-name="JTM-outline1">
      <style:graphic-properties fo:min-height="11.929cm"/>
    </style:style>
    <style:style style:name="pr6" style:family="presentation" style:parent-style-name="JTM-title">
      <style:graphic-properties draw:auto-grow-height="true" fo:min-height="3.701cm"/>
    </style:style>
    <style:style style:name="pr7" style:family="presentation" style:parent-style-name="JTM-title">
      <style:graphic-properties fo:min-height="1.851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1" fo:font-size="32pt" style:font-size-asian="32pt" style:font-size-complex="32pt"/>
    </style:style>
    <style:style style:name="P5" style:family="paragraph">
      <style:paragraph-properties fo:margin-left="1.27cm" fo:margin-right="0cm" fo:margin-top="0.123cm" fo:margin-bottom="0cm" fo:line-height="100%" fo:text-indent="-1.27cm" style:punctuation-wrap="hanging" style:line-break="strict"/>
    </style:style>
    <style:style style:name="P6" style:family="paragraph">
      <loext:graphic-properties draw:fill="none" draw:fill-color="#c9ddf1"/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</style:style>
    <style:style style:name="P7" style:family="paragraph">
      <style:paragraph-properties fo:margin-left="1.27cm" fo:margin-right="0cm" fo:margin-top="0.132cm" fo:margin-bottom="0cm" fo:line-height="100%" fo:text-indent="-1.27cm" style:punctuation-wrap="hanging" style:line-break="strict"/>
    </style:style>
    <style:style style:name="P8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 style:text-underline-style="none"/>
    </style:style>
    <style:style style:name="P9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ff0000" style:text-underline-style="none" fo:font-weight="bold" style:font-weight-asian="bold" style:font-weight-complex="bold"/>
    </style:style>
    <style:style style:name="P10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11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color="#006600"/>
    </style:style>
    <style:style style:name="P13" style:family="paragraph">
      <style:paragraph-properties fo:margin-top="0cm" fo:margin-bottom="0.4cm"/>
    </style:style>
    <style:style style:name="P14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</style:style>
    <style:style style:name="P15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/>
    </style:style>
    <style:style style:name="P16" style:family="paragraph">
      <style:paragraph-properties fo:margin-left="1.27cm" fo:margin-right="0cm" fo:line-height="100%" fo:text-indent="-1.27cm"/>
    </style:style>
    <style:style style:name="P17" style:family="paragraph">
      <style:paragraph-properties fo:margin-left="1.27cm" fo:margin-right="0cm" fo:margin-top="0.194cm" fo:margin-bottom="0cm" fo:line-height="100%" fo:text-indent="-1.27cm" style:punctuation-wrap="hanging" style:line-break="strict"/>
    </style:style>
    <style:style style:name="P18" style:family="paragraph">
      <loext:graphic-properties draw:fill="none" draw:fill-color="#c9ddf1"/>
      <style:paragraph-properties fo:margin-left="1.27cm" fo:margin-right="0cm" fo:margin-top="0.194cm" fo:margin-bottom="0cm" fo:line-height="100%" fo:text-indent="-1.27cm" style:punctuation-wrap="hanging" style:line-break="strict" style:writing-mode="lr-tb" style:font-independent-line-spacing="true"/>
    </style:style>
    <style:style style:name="P19" style:family="paragraph">
      <style:paragraph-properties fo:margin-left="1.27cm" fo:margin-right="0cm" fo:margin-top="0.194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0" style:family="paragraph">
      <style:paragraph-properties fo:margin-left="1.27cm" fo:margin-right="0cm" fo:margin-top="0.141cm" fo:margin-bottom="0cm" fo:line-height="100%" fo:text-indent="-1.27cm" style:punctuation-wrap="hanging" style:line-break="strict"/>
    </style:style>
    <style:style style:name="P21" style:family="paragraph">
      <loext:graphic-properties draw:fill="none" draw:fill-color="#c9ddf1"/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</style:style>
    <style:style style:name="P22" style:family="paragraph">
      <style:paragraph-properties fo:margin-left="1.27cm" fo:margin-right="0cm" fo:margin-top="0.141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3" style:family="paragraph">
      <style:paragraph-properties fo:margin-left="1.27cm" fo:margin-right="0cm" fo:margin-top="0.211cm" fo:margin-bottom="0cm" fo:line-height="100%" fo:text-align="center" fo:text-indent="-1.27cm" style:punctuation-wrap="hanging" style:line-break="strict"/>
    </style:style>
    <style:style style:name="P24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25" style:family="paragraph">
      <loext:graphic-properties draw:fill="none" draw:fill-color="#c9ddf1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100%" fo:text-indent="0cm" style:punctuation-wrap="hanging" style:line-break="strict"/>
    </style:style>
    <style:style style:name="P27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28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29" style:family="paragraph">
      <loext:graphic-properties draw:fill="none" draw:fill-color="#c9ddf1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  <style:text-properties fo:font-size="28.1000003814697pt"/>
    </style:style>
    <style:style style:name="P31" style:family="paragraph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bold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6" style:family="text">
      <style:text-properties fo:color="#007100" style:font-name="DejaVu Sans Mono1" fo:font-size="32pt" fo:language="en" fo:country="US" style:font-name-asian="Liberation Mono2" style:font-size-asian="32pt" style:font-size-complex="32pt"/>
    </style:style>
    <style:style style:name="T7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8" style:family="text">
      <style:text-properties fo:color="#0000ff" fo:language="en" fo:country="US"/>
    </style:style>
    <style:style style:name="T9" style:family="text">
      <style:text-properties fo:color="#ff0000" fo:language="en" fo:country="US"/>
    </style:style>
    <style:style style:name="T10" style:family="text">
      <style:text-properties fo:color="#00ff00" fo:language="en" fo:country="US"/>
    </style:style>
    <style:style style:name="T11" style:family="text">
      <style:text-properties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2" style:family="text">
      <style:text-properties fo:color="#ee493c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3" style:family="text">
      <style:text-properties fo:color="#ee493c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4" style:family="text">
      <style:text-properties fo:color="#00ac00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5" style:family="text">
      <style:text-properties fo:color="#531ffb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6" style:family="text">
      <style:text-properties fo:color="#531ffb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7" style:family="text">
      <style:text-properties fo:color="#006600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18" style:family="text">
      <style:text-properties fo:color="#ff0000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19" style:family="text">
      <style:text-properties fo:color="#ee493c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0" style:family="text">
      <style:text-properties fo:color="#006600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1" style:family="text">
      <style:text-properties fo:color="#006600" style:font-name="Courier New1" fo:font-size="24pt" fo:language="en" fo:country="US" fo:font-weight="bold" style:font-name-asian="Courier New1" style:font-size-asian="24pt" style:font-weight-asian="bold" style:font-name-complex="Courier New1" style:font-size-complex="24pt" style:font-weight-complex="bold"/>
    </style:style>
    <style:style style:name="T22" style:family="text">
      <style:text-properties fo:color="#ee493c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23" style:family="text">
      <style:text-properties fo:color="#006600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2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ff0000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8" style:family="text">
      <style:text-properties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9" style:family="text">
      <style:text-properties fo:color="#ff0000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0" style:family="text">
      <style:text-properties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1" style:family="text">
      <style:text-properties fo:color="#006600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2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3" style:family="text">
      <style:text-properties fo:color="#0000cc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4" style:family="text">
      <style:text-properties fo:color="#000099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5" style:family="text">
      <style:text-properties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36" style:family="text">
      <style:text-properties fo:color="#000099"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37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38" style:family="text">
      <style:text-properties fo:color="#0000cc" style:font-name="Courier New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color="#0000cc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40" style:family="text">
      <style:text-properties fo:language="en" fo:country="US" fo:font-style="italic" style:font-style-asian="italic" style:font-style-complex="italic"/>
    </style:style>
    <style:style style:name="T41" style:family="text">
      <style:text-properties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42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3" style:family="text">
      <style:text-properties fo:language="en" fo:country="US" fo:font-style="normal" style:font-style-asian="normal" style:font-style-complex="normal"/>
    </style:style>
    <style:style style:name="T44" style:family="text">
      <style:text-properties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45" style:family="text">
      <style:text-properties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46" style:family="text">
      <style:text-properties style:font-name="Courier New1" fo:font-size="16pt" fo:language="en" fo:country="US" style:font-name-asian="Courier New1" style:font-size-asian="16pt" style:font-name-complex="Courier New1" style:font-size-complex="16pt"/>
    </style:style>
    <style:style style:name="T47" style:family="text">
      <style:text-properties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48" style:family="text">
      <style:text-properties fo:color="#0000cc"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49" style:family="text">
      <style:text-properties fo:color="#0000cc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5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4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5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465cm" svg:x="1.4cm" svg:y="9.6cm" presentation:class="title" presentation:user-transformed="true">
          <draw:text-box>
            <text:p><text:span text:style-name="T1">XM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What is HTML, XML and XHTML</text:span></text:p>
              </text:list-item>
              <text:list-item>
                <text:p><text:span text:style-name="T1">XML goals</text:span></text:p>
              </text:list-item>
              <text:list-item>
                <text:p><text:span text:style-name="T1">XML syntax and creation rules</text:span></text:p>
              </text:list-item>
              <text:list-item>
                <text:p><text:span text:style-name="T1">XML schema definitions</text:span></text:p>
                <text:list>
                  <text:list-item>
                    <text:p><text:span text:style-name="T1">DTD and XSD</text:span></text:p>
                  </text:list-item>
                </text:list>
              </text:list-item>
              <text:list-item>
                <text:p><text:span text:style-name="T1">XML validation using</text:span></text:p>
                <text:list>
                  <text:list-item>
                    <text:p><text:span text:style-name="T1">DOM and SAX pars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Prehistory of XML — HTML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HTML</text:span><text:span text:style-name="T1"> (</text:span><text:span text:style-name="T2">H</text:span><text:span text:style-name="T1">yper-</text:span><text:span text:style-name="T2">T</text:span><text:span text:style-name="T1">ext </text:span><text:span text:style-name="T2">M</text:span><text:span text:style-name="T1">arkup </text:span><text:span text:style-name="T2">L</text:span><text:span text:style-name="T1">anguage) is the standard markup language used to create web pages</text:span></text:p>
              </text:list-item>
              <text:list-item>
                <text:p><text:span text:style-name="T1">Was defined in 1992. <text:s/>as HTML 1.0</text:span></text:p>
              </text:list-item>
              <text:list-item>
                <text:p><text:span text:style-name="T1">Is a plain text document with a specific marks:</text:span></text:p>
                <text:list>
                  <text:list-item>
                    <text:p><text:span text:style-name="T1">&lt;head&gt; , &lt;body&gt; , &lt;h1&gt; , &lt;br&gt;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2">XML</text:span><text:span text:style-name="T1"> (e</text:span><text:span text:style-name="T2">X</text:span><text:span text:style-name="T1">tensible </text:span><text:span text:style-name="T2">M</text:span><text:span text:style-name="T1">arkup </text:span><text:span text:style-name="T2">L</text:span><text:span text:style-name="T1">anguage) is a markup language that defines a set of rules for encoding documents in a format which is both human-readable and machine-readable.</text:span></text:p>
              </text:list-item>
              <text:list-item>
                <text:p><text:span text:style-name="T1">Is used to </text:span><text:span text:style-name="T2">store</text:span><text:span text:style-name="T1"> and </text:span><text:span text:style-name="T2">transmit</text:span><text:span text:style-name="T1"> structured data</text:span></text:p>
              </text:list-item>
              <text:list-item>
                <text:p><text:span text:style-name="T1">Also is plain text document with specific marks (tags) to describe document structure</text:span></text:p>
              </text:list-item>
              <text:list-item>
                <text:p><text:span text:style-name="T1">Was developed by </text:span><text:span text:style-name="T2">W3C</text:span><text:span text:style-name="T1">(</text:span><text:span text:style-name="T2">W</text:span><text:span text:style-name="T1">orld </text:span><text:span text:style-name="T2">W</text:span><text:span text:style-name="T1">ide </text:span><text:span text:style-name="T2">W</text:span><text:span text:style-name="T1">eb </text:span><text:span text:style-name="T2">C</text:span><text:span text:style-name="T1">onsortium) to deal with issues of HTML</text:span></text:p>
              </text:list-item>
              <text:list-item>
                <text:p><text:span text:style-name="T3">Retrospectively</text:span><text:span text:style-name="T2"> SGML</text:span><text:span text:style-name="T1"> (</text:span>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) was introduced as common ancestor of both HTML and XM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goals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Easy to use in the web</text:span></text:p>
              </text:list-item>
              <text:list-item>
                <text:p><text:span text:style-name="T1">Support for different applications</text:span></text:p>
              </text:list-item>
              <text:list-item>
                <text:p><text:span text:style-name="T4">Is subclass of </text:span><text:span text:style-name="T2"><text:s/>SGML</text:span><text:span text:style-name="T1"> (</text:span>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)</text:span></text:p>
              </text:list-item>
              <text:list-item>
                <text:p><text:span text:style-name="T1">Easy to process and use</text:span></text:p>
              </text:list-item>
              <text:list-item>
                <text:p><text:span text:style-name="T1">Minimum set of mandatory features</text:span></text:p>
              </text:list-item>
              <text:list-item>
                <text:p><text:span text:style-name="T1">XML documents should be easy to create</text:span></text:p>
              </text:list-item>
              <text:list-item>
                <text:p><text:span text:style-name="T1">Simplicity over expressivenes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example</text:span></text:p>
          </draw:text-box>
        </draw:frame>
        <draw:frame presentation:style-name="JTM-outline1" draw:text-style-name="P4" draw:layer="layout" svg:width="26cm" svg:height="16.4cm" svg:x="0.8cm" svg:y="3.6cm" presentation:class="outline" presentation:user-transformed="true">
          <draw:text-box>
            <text:p text:style-name="P3"><text:span text:style-name="T5">&lt;?xml version="1.0" encoding="UTF-8"?&gt;</text:span><text:span text:style-name="T5"><text:line-break/></text:span><text:span text:style-name="T6">&lt;persons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1"</text:span><text:span text:style-name="T6">&gt;</text:span><text:span text:style-name="T6"><text:line-break/></text:span><text:span text:style-name="T5"> <text:s text:c="7"/></text:span><text:span text:style-name="T6">&lt;name&gt;</text:span><text:span text:style-name="T5">Davi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Gilmour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2"</text:span><text:span text:style-name="T6">&gt;</text:span><text:span text:style-name="T6"><text:line-break/></text:span><text:span text:style-name="T5"> <text:s text:c="7"/></text:span><text:span text:style-name="T6">&lt;name&gt;</text:span><text:span text:style-name="T5">Richar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Wright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3"</text:span><text:span text:style-name="T6">&gt;</text:span><text:span text:style-name="T6"><text:line-break/></text:span><text:span text:style-name="T5"> <text:s text:c="7"/></text:span><text:span text:style-name="T6">&lt;name&gt;</text:span><text:span text:style-name="T5">Nick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Mason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6">&lt;/persons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appliances</text:span><text:span text:style-name="T1"><text:tab/>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Storage and transmission of Web content</text:p>
              </text:list-item>
              <text:list-item>
                <text:p>Storage and transmission of structured data</text:p>
              </text:list-item>
              <text:list-item>
                <text:p>Configuration fi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HTML vs HTML</text:span></text:p>
          </draw:text-box>
        </draw:frame>
        <draw:frame presentation:style-name="pr3" draw:layer="layout" svg:width="26cm" svg:height="17.298cm" svg:x="1.4cm" svg:y="3.302cm" presentation:class="outline" presentation:user-transformed="true">
          <draw:text-box>
            <text:list text:style-name="L2">
              <text:list-item>
                <text:p><text:span text:style-name="T2">XHTML </text:span><text:span text:style-name="T4">is also </text:span><text:span text:style-name="T2">XML</text:span><text:span text:style-name="T4">, </text:span><text:span text:style-name="T2">HTML</text:span><text:span text:style-name="T4"> is not</text:span></text:p>
              </text:list-item>
              <text:list-item>
                <text:p><text:span text:style-name="T4">HTML</text:span></text:p>
                <text:list>
                  <text:list-item>
                    <text:p><text:span text:style-name="T4">Some elements in HTML</text:span><text:span text:style-name="T1"> can skip closing tags</text:span></text:p>
                  </text:list-item>
                  <text:list-item>
                    <text:p><text:span text:style-name="T1">Element names are not case sensitive</text:span></text:p>
                  </text:list-item>
                  <text:list-item>
                    <text:p><text:span text:style-name="T1">Attribute values can be written without quotes</text:span></text:p>
                  </text:list-item>
                </text:list>
              </text:list-item>
              <text:list-item>
                <text:p><text:span text:style-name="T1">XHTML</text:span></text:p>
                <text:list>
                  <text:list-item>
                    <text:p><text:span text:style-name="T1"><text:s/></text:span><text:span text:style-name="T1">XHTML DOCTYPE is mandatory</text:span></text:p>
                  </text:list-item>
                  <text:list-item>
                    <text:p><text:span text:style-name="T1">The xmlns attribute in &lt;html&gt; is mandatory</text:span></text:p>
                  </text:list-item>
                  <text:list-item>
                    <text:p><text:span text:style-name="T1">&lt;html&gt;, &lt;head&gt;, &lt;title&gt;, and &lt;body&gt; are mandatory</text:span></text:p>
                  </text:list-item>
                  <text:list-item>
                    <text:p><text:span text:style-name="T1">XHTML Elements</text:span></text:p>
                    <text:list>
                      <text:list-item>
                        <text:p><text:span text:style-name="T1">XHTML elements must be properly nested</text:span></text:p>
                      </text:list-item>
                      <text:list-item>
                        <text:p><text:span text:style-name="T1">XHTML elements must always be closed</text:span></text:p>
                      </text:list-item>
                      <text:list-item>
                        <text:p><text:span text:style-name="T1">XHTML elements must be in lowercase</text:span></text:p>
                      </text:list-item>
                      <text:list-item>
                        <text:p><text:span text:style-name="T1">XHTML documents must have one root element</text:span></text:p>
                      </text:list-item>
                    </text:list>
                  </text:list-item>
                  <text:list-item>
                    <text:p><text:span text:style-name="T1">XHTML Attributes</text:span></text:p>
                    <text:list>
                      <text:list-item>
                        <text:p><text:span text:style-name="T1">Attribute names must be in lower case</text:span></text:p>
                      </text:list-item>
                      <text:list-item>
                        <text:p><text:span text:style-name="T1">Attribute values must be quoted</text:span></text:p>
                      </text:list-item>
                      <text:list-item>
                        <text:p><text:span text:style-name="T1">Attribute minimization is forb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content structure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XML content is structured around 3 main types of structure:</text:span></text:p>
                <text:list>
                  <text:list-item>
                    <text:p><text:span text:style-name="T8">Tags</text:span></text:p>
                  </text:list-item>
                  <text:list-item>
                    <text:p><text:span text:style-name="T9">Elements</text:span></text:p>
                  </text:list-item>
                  <text:list-item>
                    <text:p><text:span text:style-name="T10">Attributes</text:span></text:p>
                  </text:list-item>
                </text:list>
              </text:list-item>
            </text:list>
          </draw:text-box>
        </draw:frame>
        <draw:custom-shape draw:name="Rectangle 5" draw:style-name="gr2" draw:text-style-name="P6" draw:layer="layout" svg:width="10.998cm" svg:height="4.428cm" svg:x="2.275cm" svg:y="14.049cm">
          <text:list text:style-name="L3">
            <text:list-header>
              <text:p text:style-name="P5"><text:span text:style-name="T11">&lt;persons&gt;</text:span></text:p>
              <text:p text:style-name="P5"><text:span text:style-name="T11"><text:s text:c="4"/></text:span><text:span text:style-name="T11">&lt;person id="person_1"&gt;</text:span></text:p>
              <text:p text:style-name="P5"><text:span text:style-name="T11"><text:s text:c="8"/></text:span><text:span text:style-name="T12">&lt;name&gt;David&lt;/name&gt;</text:span></text:p>
              <text:p text:style-name="P5"><text:span text:style-name="T13"><text:s text:c="8"/></text:span><text:span text:style-name="T12">&lt;surname&gt;Gilmour&lt;/surname&gt;</text:span></text:p>
              <text:p text:style-name="P5"><text:span text:style-name="T11"><text:s text:c="4"/></text:span><text:span text:style-name="T11">&lt;/person&gt;</text:span></text:p>
              <text:p text:style-name="P5"><text:span text:style-name="T11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6" draw:layer="layout" svg:width="10.998cm" svg:height="4.428cm" svg:x="13.674cm" svg:y="14.097cm">
          <text:list text:style-name="L3">
            <text:list-header>
              <text:p text:style-name="P5"><text:span text:style-name="T11">&lt;persons&gt;</text:span></text:p>
              <text:p text:style-name="P5"><text:span text:style-name="T11"><text:s text:c="4"/></text:span><text:span text:style-name="T11">&lt;person </text:span><text:span text:style-name="T14">id="person_1"</text:span><text:span text:style-name="T11">&gt;</text:span></text:p>
              <text:p text:style-name="P5"><text:span text:style-name="T11"><text:s text:c="8"/></text:span><text:span text:style-name="T11">&lt;name&gt;David&lt;/name&gt;</text:span></text:p>
              <text:p text:style-name="P5"><text:span text:style-name="T11"><text:s text:c="8"/></text:span><text:span text:style-name="T11">&lt;surname&gt;Gilmour&lt;/surname&gt;</text:span></text:p>
              <text:p text:style-name="P5"><text:span text:style-name="T11"><text:s text:c="4"/></text:span><text:span text:style-name="T11">&lt;/person&gt;</text:span></text:p>
              <text:p text:style-name="P5"><text:span text:style-name="T11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6" draw:layer="layout" svg:width="11.006cm" svg:height="4.428cm" svg:x="13.67cm" svg:y="9.251cm">
          <text:list text:style-name="L3">
            <text:list-header>
              <text:p text:style-name="P5"><text:span text:style-name="T15">&lt;persons&gt;</text:span></text:p>
              <text:p text:style-name="P5"><text:span text:style-name="T16"><text:s text:c="4"/></text:span><text:span text:style-name="T15">&lt;person</text:span><text:span text:style-name="T16"> </text:span><text:span text:style-name="T11">id="person_1"</text:span><text:span text:style-name="T15">&gt;</text:span></text:p>
              <text:p text:style-name="P5"><text:span text:style-name="T16"><text:s text:c="8"/></text:span><text:span text:style-name="T15">&lt;name&gt;</text:span><text:span text:style-name="T11">David</text:span><text:span text:style-name="T15">&lt;/name&gt;</text:span></text:p>
              <text:p text:style-name="P5"><text:span text:style-name="T16"><text:s text:c="8"/></text:span><text:span text:style-name="T15">&lt;surname&gt;</text:span><text:span text:style-name="T11">Gilmour</text:span><text:span text:style-name="T15">&lt;/surname&gt;</text:span></text:p>
              <text:p text:style-name="P5"><text:span text:style-name="T16"><text:s text:c="4"/></text:span><text:span text:style-name="T15">&lt;/person&gt;</text:span></text:p>
              <text:p text:style-name="P5"><text:span text:style-name="T15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LM rule 1: Root element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XML structure should start with one and only one root element</text:span></text:p>
              </text:list-item>
            </text:list>
          </draw:text-box>
        </draw:frame>
        <draw:custom-shape draw:name="Rectangle 4" draw:style-name="gr5" draw:text-style-name="P8" draw:layer="layout" svg:width="15.548cm" svg:height="3.959cm" svg:x="6.052cm" svg:y="7.2cm">
          <text:list text:style-name="L3">
            <text:list-header>
              <text:p text:style-name="P7"><text:span text:style-name="T17">&lt;?xml version="1.0"?&gt;</text:span></text:p>
              <text:p text:style-name="P7"><text:span text:style-name="T17">&lt;!-- Correct XML document --&gt;</text:span></text:p>
              <text:p text:style-name="P7"><text:span text:style-name="T17">&lt;greeting&gt;</text:span></text:p>
              <text:p text:style-name="P7"><text:span text:style-name="T17">Hello, World!</text:span></text:p>
              <text:p text:style-name="P7"><text:span text:style-name="T17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9" draw:layer="layout" svg:width="15.553cm" svg:height="6.257cm" svg:x="6cm" svg:y="11.943cm">
          <text:list text:style-name="L3">
            <text:list-header>
              <text:p text:style-name="P7"><text:span text:style-name="T18">&lt;?xml version="1.0"?&gt;</text:span></text:p>
              <text:p text:style-name="P7"><text:span text:style-name="T18">&lt;!-- Icorrect XML document --&gt;</text:span></text:p>
              <text:p text:style-name="P7"><text:span text:style-name="T18">&lt;greeting&gt;</text:span></text:p>
              <text:p text:style-name="P7"><text:span text:style-name="T18">Hello, World!</text:span></text:p>
              <text:p text:style-name="P7"><text:span text:style-name="T18">&lt;/greeting&gt;</text:span></text:p>
              <text:p text:style-name="P7"><text:span text:style-name="T18">&lt;greeting&gt;</text:span></text:p>
              <text:p text:style-name="P7"><text:span text:style-name="T18">Hola, el Mundo!</text:span></text:p>
              <text:p text:style-name="P7"><text:span text:style-name="T18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801cm" svg:y="0.917cm" presentation:class="title" presentation:user-transformed="true">
          <draw:text-box>
            <text:p><text:span text:style-name="T1">XML rule 2: tree structure</text:span></text:p>
          </draw:text-box>
        </draw:frame>
        <draw:custom-shape draw:name="Rectangle 5" draw:style-name="gr7" draw:text-style-name="P11" draw:layer="layout" svg:width="17.599cm" svg:height="3.154cm" svg:x="4.4cm" svg:y="11.4cm">
          <text:list text:style-name="L3">
            <text:list-header>
              <text:p text:style-name="P10"><text:span text:style-name="T19">&lt;?xml version="1.0"?&gt;</text:span></text:p>
              <text:p text:style-name="P10"><text:span text:style-name="T19">&lt;!-- Incorrect document --&gt;</text:span></text:p>
              <text:p text:style-name="P10"><text:span text:style-name="T19">&lt;person&gt;&lt;name&gt;Jonh Brown&lt;/person&gt;&lt;/nam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11" draw:layer="layout" svg:width="17.599cm" svg:height="5.2cm" svg:x="4.401cm" svg:y="15cm">
          <text:list text:style-name="L3">
            <text:list-header>
              <text:p text:style-name="P10"><text:span text:style-name="T19">&lt;?xml version="1.0"?&gt;</text:span></text:p>
              <text:p text:style-name="P10"><text:span text:style-name="T19">&lt;!-- Incorrect document --&gt;</text:span></text:p>
              <text:p text:style-name="P10"><text:span text:style-name="T19">&lt;p&gt;</text:span></text:p>
              <text:p text:style-name="P10"><text:span text:style-name="T19">&lt;b&gt;My name is &lt;i&gt;John Brown&lt;/b&gt;.&lt;/i&gt;</text:span></text:p>
              <text:p text:style-name="P10"><text:span text:style-name="T19">&lt;/p&gt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286cm" svg:x="1.2cm" svg:y="3.6cm" presentation:class="outline" presentation:user-transformed="true">
          <draw:text-box>
            <text:list text:style-name="L2">
              <text:list-item>
                <text:p><text:span text:style-name="T1">XML elements should form correct tree-like structure</text:span></text:p>
              </text:list-item>
            </text:list>
          </draw:text-box>
        </draw:frame>
        <draw:custom-shape draw:name="Rectangle 5" draw:style-name="gr9" draw:text-style-name="P12" draw:layer="layout" svg:width="17.599cm" svg:height="3.154cm" svg:x="4.4cm" svg:y="7.6cm">
          <text:list text:style-name="L3">
            <text:list-header>
              <text:p text:style-name="P10"><text:span text:style-name="T20">&lt;?xml version="1.0"?&gt;</text:span></text:p>
              <text:p text:style-name="P10"><text:span text:style-name="T20">&lt;!-- Correct document --&gt;</text:span></text:p>
              <text:p text:style-name="P10"><text:span text:style-name="T20">&lt;person&gt;&lt;name&gt;Jonh Brown&lt;/name&gt;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3.701cm" svg:x="1.4cm" svg:y="0.219cm" presentation:class="title" presentation:user-transformed="true">
          <draw:text-box>
            <text:p><text:span text:style-name="T1">XML rule 3: mandatory closing tags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Closing tags are mandatory for XML</text:span></text:p>
                <text:p><text:span text:style-name="T1"/></text:p>
                <text:p><text:span text:style-name="T1"/></text:p>
              </text:list-item>
              <text:list-item>
                <text:p text:style-name="P13"><text:span text:style-name="T1">Empty tag can be shortened in form</text:span><text:span text:style-name="T1"><text:line-break/></text:span><text:span text:style-name="T21">&lt;tag_name_of_empty_element /&gt;</text:span></text:p>
                <text:list>
                  <text:list-item>
                    <text:p><text:span text:style-name="T1">For compatibility with old software, space before slash can be used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Empty element could have attributes, e.g.:<text:span text:style-name="T2"><text:line-break/></text:span><text:span text:style-name="T21">&lt;empty_element someAttribute="some value"/&gt;</text:span></text:p>
                  </text:list-item>
                </text:list>
              </text:list-item>
            </text:list>
          </draw:text-box>
        </draw:frame>
        <draw:custom-shape draw:name="Rectangle 5" draw:style-name="gr10" draw:text-style-name="P14" draw:layer="layout" svg:width="14.75cm" svg:height="3.193cm" svg:x="4cm" svg:y="5.807cm">
          <text:list text:style-name="L3">
            <text:list-header>
              <text:p text:style-name="P7"><text:span text:style-name="T22">&lt;!-- Incorrect XML --&gt;</text:span></text:p>
              <text:p text:style-name="P7"><text:span text:style-name="T22">&lt;p&gt;My name is John Brown</text:span></text:p>
              <text:p text:style-name="P7"><text:span text:style-name="T22">&lt;p&gt;I am 25 years old</text:span></text:p>
              <text:p text:style-name="P7"><text:span text:style-name="T22">&lt;p&gt;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15" draw:layer="layout" svg:width="14.799cm" svg:height="3.193cm" svg:x="3.801cm" svg:y="14.407cm">
          <text:list text:style-name="L3">
            <text:list-header>
              <text:p text:style-name="P7"><text:span text:style-name="T23">&lt;!-- Three equivalent break elements --&gt;</text:span></text:p>
              <text:p text:style-name="P7"><text:span text:style-name="T23">&lt;br&gt;&lt;/br&gt;</text:span></text:p>
              <text:p text:style-name="P7"><text:span text:style-name="T23">&lt;br /&gt;</text:span></text:p>
              <text:p text:style-name="P7"><text:span text:style-name="T23">&lt;br/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ML rule 4: case sensitivity</text:span></text:p>
          </draw:text-box>
        </draw:frame>
        <draw:frame presentation:style-name="pr3" draw:layer="layout" svg:width="24.639cm" svg:height="6.4cm" svg:x="1.361cm" svg:y="4cm" presentation:class="outline" presentation:user-transformed="true">
          <draw:text-box>
            <text:list text:style-name="L2">
              <text:list-item>
                <text:p><text:span text:style-name="T4">In </text:span><text:span text:style-name="T2">HTML</text:span><text:span text:style-name="T1"> </text:span><text:span text:style-name="T24">&lt;h1&gt;</text:span><text:span text:style-name="T1"> and </text:span><text:span text:style-name="T24">&lt;H1&gt;</text:span><text:span text:style-name="T1"> is the same tag</text:span><text:span text:style-name="T1"><text:line-break/></text:span><text:span text:style-name="T1">(although is not recommended)</text:span></text:p>
              </text:list-item>
              <text:list-item>
                <text:p><text:span text:style-name="T1">In </text:span><text:span text:style-name="T2">XML</text:span><text:span text:style-name="T1"> </text:span><text:span text:style-name="T24">&lt;h1&gt;</text:span><text:span text:style-name="T1"> and </text:span><text:span text:style-name="T24">&lt;H1&gt; </text:span><text:span text:style-name="T25">are two </text:span><text:span text:style-name="T26">different tags</text:span></text:p>
              </text:list-item>
            </text:list>
          </draw:text-box>
        </draw:frame>
        <draw:custom-shape draw:name="Rectangle 4" draw:style-name="gr12" draw:text-style-name="P11" draw:layer="layout" svg:width="14.151cm" svg:height="8.94cm" svg:x="6.649cm" svg:y="10.86cm">
          <text:list text:style-name="L3">
            <text:list-header>
              <text:p text:style-name="P10"><text:span text:style-name="T27">&lt;!-- Incorrect XML --&gt;</text:span></text:p>
              <text:p text:style-name="P10"><text:span text:style-name="T27">&lt;PERSON&gt;</text:span></text:p>
              <text:p text:style-name="P10"><text:span text:style-name="T27">Elements are case sensitive</text:span></text:p>
              <text:p text:style-name="P10"><text:span text:style-name="T27">&lt;/person&gt;</text:span></text:p>
              <text:p text:style-name="P10"><text:span text:style-name="T28"/></text:p>
              <text:p text:style-name="P10"><text:span text:style-name="T20">&lt;!-- Correct XML --&gt;</text:span></text:p>
              <text:p text:style-name="P10"><text:span text:style-name="T20">&lt;person&gt;</text:span></text:p>
            </text:list-header>
          </text:list>
          <text:list text:style-name="L4">
            <text:list-header>
              <text:p text:style-name="P16"><text:span text:style-name="T20">Elements are case sensitive </text:span></text:p>
              <text:p text:style-name="P16"><text:span text:style-name="T20">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3.701cm" svg:x="1.4cm" svg:y="0.219cm" presentation:class="title" presentation:user-transformed="true">
          <draw:text-box>
            <text:p><text:span text:style-name="T1">XML rule 5: quoted attribute values</text:span></text:p>
          </draw:text-box>
        </draw:frame>
        <draw:frame presentation:style-name="pr3" draw:layer="layout" svg:width="24.639cm" svg:height="15.866cm" svg:x="1.4cm" svg:y="4.2cm" presentation:class="outline" presentation:user-transformed="true">
          <draw:text-box>
            <text:list text:style-name="L2">
              <text:list-item>
                <text:p><text:span text:style-name="T1">Attrubutes should have values</text:span></text:p>
              </text:list-item>
              <text:list-item>
                <text:p><text:span text:style-name="T1">Values should be quoted with either single or double qotes</text:span></text:p>
              </text:list-item>
            </text:list>
          </draw:text-box>
        </draw:frame>
        <draw:custom-shape draw:name="Rectangle 4" draw:style-name="gr13" draw:text-style-name="P18" draw:layer="layout" svg:width="16.33cm" svg:height="5.692cm" svg:x="5.67cm" svg:y="10.2cm">
          <text:list text:style-name="L3">
            <text:list-header>
              <text:p text:style-name="P17"><text:span text:style-name="T29">&lt;!-- Incorrect XML --&gt;</text:span></text:p>
              <text:p text:style-name="P17"><text:span text:style-name="T29">&lt;ol compact&gt;</text:span></text:p>
              <text:p text:style-name="P17"><text:span text:style-name="T30"/></text:p>
              <text:p text:style-name="P17"><text:span text:style-name="T31">&lt;!-- Correct XML --&gt;</text:span></text:p>
              <text:p text:style-name="P17"><text:span text:style-name="T31">&lt;ol compact="yes"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declaration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ost of </text:span><text:span text:style-name="T2">XML</text:span><text:span text:style-name="T1"> documents start with XML declaration which provides meta-info about document:</text:span></text:p>
                <text:list>
                  <text:list-item>
                    <text:p><text:span text:style-name="T1">It clearly states that it is XML</text:span></text:p>
                  </text:list-item>
                  <text:list-item>
                    <text:p><text:span text:style-name="T1">It clearly states encoding of non-Latin characters</text:span></text:p>
                  </text:list-item>
                </text:list>
              </text:list-item>
              <text:list-item>
                <text:p><text:span text:style-name="T4">XML </text:span><text:span text:style-name="T1">declaration s not mandatory but is recommended</text:span><text:span text:style-name="T1"><text:line-break/></text:span><text:span text:style-name="T1"/></text:p>
              </text:list-item>
            </text:list>
          </draw:text-box>
        </draw:frame>
        <draw:custom-shape draw:name="Rectangle 4" draw:style-name="gr14" draw:text-style-name="P18" draw:layer="layout" svg:width="20.145cm" svg:height="2.317cm" svg:x="4.255cm" svg:y="14.883cm">
          <text:list text:style-name="L3">
            <text:list-header>
              <text:p text:style-name="P17"><text:span text:style-name="T30">&lt;?xml version="1.0" </text:span></text:p>
              <text:p text:style-name="P19"><text:span text:style-name="T30"><text:tab/></text:span><text:span text:style-name="T30">encoding="UTF-8" standalone="no"?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efinition of XML structure 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Structure of XML elements should be definded</text:span></text:p>
              </text:list-item>
              <text:list-item>
                <text:p><text:span text:style-name="T1">Definition of XML structure is usually defined in XML schema, using two formats:</text:span></text:p>
                <text:list>
                  <text:list-item>
                    <text:p><text:span text:style-name="T2">DTD — document type definition</text:span></text:p>
                  </text:list-item>
                  <text:list-item>
                    <text:p><text:span text:style-name="T2">XSD — XML Schema Defin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TD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DTD </text:span><text:span text:style-name="T4">document type definition was first format for definition of XML structure</text:span></text:p>
              </text:list-item>
              <text:list-item>
                <text:p><text:span text:style-name="T2">DTD</text:span><text:span text:style-name="T1"> </text:span><text:span text:style-name="T2">is not XML</text:span></text:p>
              </text:list-item>
            </text:list>
          </draw:text-box>
        </draw:frame>
        <draw:custom-shape draw:name="Rectangle 4" draw:style-name="gr15" draw:text-style-name="P21" draw:layer="layout" svg:width="21.003cm" svg:height="7.473cm" svg:x="3.47cm" svg:y="10.984cm">
          <text:list text:style-name="L3">
            <text:list-header>
              <text:p text:style-name="P20"><text:span text:style-name="T32">&lt;!-- address.dtd --&gt;</text:span></text:p>
              <text:p text:style-name="P20"><text:span text:style-name="T32">&lt;!ELEMENT address (name, street, city, postal-code)&gt;</text:span></text:p>
              <text:p text:style-name="P20"><text:span text:style-name="T32">&lt;!ELEMENT name (title? first-name, last-name)&gt;</text:span></text:p>
              <text:p text:style-name="P20"><text:span text:style-name="T32">&lt;!ELEMENT title (#PCDATA)&gt;</text:span></text:p>
              <text:p text:style-name="P20"><text:span text:style-name="T32">&lt;!ELEMENT first-name (#PCDATA)&gt;</text:span></text:p>
              <text:p text:style-name="P20"><text:span text:style-name="T32">&lt;!ELEMENT last-name (#PCDATA)&gt;</text:span></text:p>
              <text:p text:style-name="P20"><text:span text:style-name="T32">&lt;!ELEMENT street (#PCDATA)&gt;</text:span></text:p>
              <text:p text:style-name="P20"><text:span text:style-name="T32">&lt;!ELEMENT city (#PCDATA)&gt;</text:span></text:p>
              <text:p text:style-name="P20"><text:span text:style-name="T32">&lt;!ELEMENT postal-code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TD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2">XML</text:span><text:span text:style-name="T1"> can have reference to DTD schema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2">XHTML</text:span><text:span text:style-name="T1"> frequently refer to w3c schema:</text:span></text:p>
              </text:list-item>
            </text:list>
          </draw:text-box>
        </draw:frame>
        <draw:custom-shape draw:name="Text Box 4" draw:style-name="gr16" draw:text-style-name="P21" draw:layer="layout" svg:width="18.536cm" svg:height="2.571cm" svg:x="3.034cm" svg:y="7cm">
          <text:list text:style-name="L5">
            <text:list-header>
              <text:p text:style-name="P20"><text:span text:style-name="T32">&lt;?xml version="1.1"&gt;</text:span></text:p>
              <text:p text:style-name="P20"><text:span text:style-name="T32">&lt;!DOCTYPE </text:span><text:span text:style-name="T33">persons</text:span><text:span text:style-name="T32"> </text:span></text:p>
              <text:p text:style-name="P22"><text:span text:style-name="T32"><text:tab/></text:span><text:span text:style-name="T32">SYSTEM "</text:span><text:span text:style-name="T34">http://www.music.com/persons.dtd"</text:span><text:span text:style-name="T3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7" draw:text-style-name="P21" draw:layer="layout" svg:width="24.294cm" svg:height="2.571cm" svg:x="1.993cm" svg:y="14.481cm">
          <text:list text:style-name="L5">
            <text:list-header>
              <text:p text:style-name="P20"><text:span text:style-name="T35">&lt;!DOCTYPE html </text:span></text:p>
              <text:p text:style-name="P22"><text:span text:style-name="T32"><text:tab/></text:span><text:span text:style-name="T35">PUBLIC "-//W3C//DTD XHTML 1.0 Transitional//EN" </text:span></text:p>
              <text:p text:style-name="P22"><text:span text:style-name="T32"><text:tab/></text:span><text:span text:style-name="T35">"</text:span><text:span text:style-name="T36">http://www.w3.org/TR/xhtml1/DTD/xhtml1-transitional.dtd</text:span><text:span text:style-name="T35">"&gt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TD elements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p text:style-name="P23"><text:span text:style-name="T37">&lt;!ELEMENT </text:span><text:span text:style-name="T38">element-name</text:span><text:span text:style-name="T39"> </text:span><text:span text:style-name="T38">content-model</text:span><text:span text:style-name="T37">&gt;</text:span></text:p>
            <text:p text:style-name="P23"><text:span text:style-name="T37"/></text:p>
            <text:p text:style-name="P23"><text:span text:style-name="T37"/></text:p>
            <text:list text:style-name="L2">
              <text:list-item>
                <text:p><text:span text:style-name="T40">element-name</text:span><text:span text:style-name="T1"> defines name of the element</text:span></text:p>
              </text:list-item>
              <text:list-item>
                <text:p><text:span text:style-name="T40">content-model </text:span><text:span text:style-name="T1">defines content type and structure of the elemen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Main DTD constructs</text:p>
          </draw:text-box>
        </draw:frame>
        <draw:frame presentation:style-name="pr3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An element type declaration defines an element and its possible content with following syntax:</text:span></text:p>
                <text:list>
                  <text:list-item>
                    <text:p><text:span text:style-name="T2">EMPTY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element can be empty</text:span></text:p>
                  </text:list-item>
                  <text:list-item>
                    <text:p><text:span text:style-name="T2">ANY</text:span><text:span text:style-name="T2"><text:tab/></text:span><text:span text:style-name="T1"><text:tab/></text:span><text:span text:style-name="T1"><text:tab/></text:span><text:span text:style-name="T1"><text:tab/></text:span><text:span text:style-name="T1"><text:tab/></text:span><text:span text:style-name="T1">element can contain any content</text:span></text:p>
                  </text:list-item>
                  <text:list-item>
                    <text:p><text:span text:style-name="T2">element name</text:span><text:span text:style-name="T1"><text:tab/></text:span><text:span text:style-name="T1">element name</text:span></text:p>
                  </text:list-item>
                  <text:list-item>
                    <text:p><text:span text:style-name="T2">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equence list</text:span></text:p>
                  </text:list-item>
                  <text:list-item>
                    <text:p><text:span text:style-name="T2">|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R</text:span></text:p>
                  </text:list-item>
                  <text:list-item>
                    <text:p><text:span text:style-name="T2">?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ptional</text:span></text:p>
                  </text:list-item>
                  <text:list-item>
                    <text:p><text:span text:style-name="T2">*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zero or more repetitions</text:span></text:p>
                  </text:list-item>
                  <text:list-item>
                    <text:p><text:span text:style-name="T2">+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one or more repet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TD example</text:span></text:p>
          </draw:text-box>
        </draw:frame>
        <draw:custom-shape draw:name="Rectangle 72" draw:style-name="gr18" draw:text-style-name="P25" draw:layer="layout" svg:width="22.064cm" svg:height="6.813cm" svg:x="2.936cm" svg:y="6.111cm">
          <text:list text:style-name="L4">
            <text:list-header>
              <text:p text:style-name="P24"><text:span text:style-name="T41">&lt;!ELEMENT persons (person</text:span><text:span text:style-name="T42">+</text:span><text:span text:style-name="T41">)&gt;</text:span></text:p>
              <text:p text:style-name="P24"><text:span text:style-name="T41">&lt;!ELEMENT person (name, </text:span><text:span text:style-name="T42">surname, </text:span><text:span text:style-name="T41">birthdate?, </text:span><text:span text:style-name="T42">address*</text:span><text:span text:style-name="T41">)&gt;</text:span></text:p>
              <text:p text:style-name="P24"><text:span text:style-name="T41">&lt;!ELEMENT name (#PCDATA)&gt;</text:span></text:p>
              <text:p text:style-name="P24"><text:span text:style-name="T41">&lt;!ELEMENT </text:span><text:span text:style-name="T42">sur</text:span><text:span text:style-name="T41">name (#PCDATA)&gt;</text:span></text:p>
              <text:p text:style-name="P24"><text:span text:style-name="T41">&lt;!ELEMENT birthdate (#PCDATA)&gt;</text:span></text:p>
              <text:p text:style-name="P24"><text:span text:style-name="T41">&lt;!ELEMENT </text:span><text:span text:style-name="T42">address</text:span><text:span text:style-name="T41">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ML Schema Definition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XML Schema Definition (XSD) </text:span><text:span text:style-name="T4">is newer standard for definition of XML structure</text:span></text:p>
              </text:list-item>
              <text:list-item>
                <text:p><text:span text:style-name="T2">XSD</text:span><text:span text:style-name="T1"> benefits over </text:span><text:span text:style-name="T2">DTD</text:span><text:span text:style-name="T1">:</text:span></text:p>
                <text:list>
                  <text:list-item>
                    <text:p><text:span text:style-name="T2">XSD</text:span><text:span text:style-name="T1"> is also </text:span><text:span text:style-name="T2">XML</text:span></text:p>
                  </text:list-item>
                  <text:list-item>
                    <text:p><text:span text:style-name="T2">XSD</text:span><text:span text:style-name="T1"> supports data types </text:span><text:span text:style-name="T43">(integer,string,</text:span><text:span text:style-name="T25">URL</text:span><text:span text:style-name="T43">,date, time, float)</text:span></text:p>
                  </text:list-item>
                  <text:list-item>
                    <text:p><text:span text:style-name="T2">XSD </text:span><text:span text:style-name="T1">can be extended</text:span><text:span text:style-name="T43"> (so custom types can be introduced as specialization of more general types)</text:span></text:p>
                  </text:list-item>
                  <text:list-item>
                    <text:p><text:span text:style-name="T2">XSD</text:span><text:span text:style-name="T1"> is more expressiv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SD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XML</text:span><text:span text:style-name="T1"> schema is declaration of </text:span><text:span text:style-name="T2">XML</text:span><text:span text:style-name="T1"> structure and file extension is usually</text:span><text:span text:style-name="T26"> .xsd </text:span></text:p>
              </text:list-item>
            </text:list>
          </draw:text-box>
        </draw:frame>
        <draw:custom-shape draw:name="Text Box 7" draw:style-name="gr19" draw:text-style-name="P27" draw:layer="layout" svg:width="27.172cm" svg:height="8.731cm" svg:x="0.428cm" svg:y="7.8cm">
          <text:list text:style-name="L4">
            <text:list-item>
              <text:p text:style-name="P26"><text:span text:style-name="T44">&lt;xsd:schema xmlns:xsd="http://www.w3.org/2001/XMLSchema"&gt;</text:span></text:p>
              <text:p text:style-name="P26"><text:span text:style-name="T44"><text:s text:c="4"/></text:span><text:span text:style-name="T44">&lt;xsd:element name="country" type="Country"/&gt;</text:span></text:p>
              <text:p text:style-name="P26"><text:span text:style-name="T44"><text:s text:c="4"/></text:span><text:span text:style-name="T44">&lt;xsd:complexType name="Country"&gt;</text:span></text:p>
              <text:p text:style-name="P26"><text:span text:style-name="T44"><text:s text:c="8"/></text:span><text:span text:style-name="T44">&lt;xsd:sequence&gt;</text:span></text:p>
              <text:p text:style-name="P26"><text:span text:style-name="T44"><text:s text:c="12"/></text:span><text:span text:style-name="T44">&lt;xsd:element name="name" type="xsd:string"/&gt;</text:span></text:p>
              <text:p text:style-name="P26"><text:span text:style-name="T44"><text:s text:c="12"/></text:span><text:span text:style-name="T44">&lt;xsd:element name="population" type="xsd:decimal"/&gt;</text:span></text:p>
              <text:p text:style-name="P26"><text:span text:style-name="T44"><text:s text:c="8"/></text:span><text:span text:style-name="T44">&lt;/xsd:sequence&gt;</text:span></text:p>
              <text:p text:style-name="P26"><text:span text:style-name="T44"><text:s text:c="4"/></text:span><text:span text:style-name="T44">&lt;/xsd:complexType&gt;</text:span></text:p>
              <text:p text:style-name="P26"><text:span text:style-name="T44">&lt;/xsd:schema&gt;</text:span></text:p>
              <text:p text:style-name="P26"><text:span text:style-name="T4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Example: persons.xsd</text:span></text:p>
          </draw:text-box>
        </draw:frame>
        <draw:custom-shape draw:name="Rectangle 4" draw:style-name="gr20" draw:text-style-name="P14" draw:layer="layout" svg:width="24.6cm" svg:height="13.019cm" svg:x="2cm" svg:y="4.2cm">
          <text:list text:style-name="L3">
            <text:list-header>
              <text:p text:style-name="P7"><text:span text:style-name="T45">&lt;?xml version="1.0" encoding="UTF-8"?&gt;</text:span></text:p>
              <text:p text:style-name="P7"><text:span text:style-name="T45">&lt;xsd:schema xmlns:xsd="http://www.w3.org/2001/XMLSchema" elementFormDefault="qualified"&gt;</text:span></text:p>
              <text:p text:style-name="P7"><text:span text:style-name="T45"><text:s text:c="4"/></text:span><text:span text:style-name="T45">&lt;xsd:element name="persons" type="personType"/&gt;</text:span></text:p>
              <text:p text:style-name="P7"><text:span text:style-name="T45"><text:s text:c="4"/></text:span><text:span text:style-name="T45">&lt;xsd:complexType name="personType"&gt;</text:span></text:p>
              <text:p text:style-name="P7"><text:span text:style-name="T45"><text:s text:c="8"/></text:span><text:span text:style-name="T45">&lt;xsd:sequence maxOccurs="unbounded"&gt;</text:span></text:p>
              <text:p text:style-name="P7"><text:span text:style-name="T45"><text:s text:c="12"/></text:span><text:span text:style-name="T45">&lt;xsd:element name="person" type="personType"/&gt;</text:span></text:p>
              <text:p text:style-name="P7"><text:span text:style-name="T45"><text:s text:c="8"/></text:span><text:span text:style-name="T45">&lt;/xsd:sequence&gt;</text:span></text:p>
              <text:p text:style-name="P7"><text:span text:style-name="T45"><text:s text:c="4"/></text:span><text:span text:style-name="T45">&lt;/xsd:complexType&gt;</text:span></text:p>
              <text:p text:style-name="P7"><text:span text:style-name="T45"><text:s text:c="4"/></text:span><text:span text:style-name="T45">&lt;xsd:complexType name="personType"&gt;</text:span></text:p>
              <text:p text:style-name="P7"><text:span text:style-name="T45"><text:s text:c="8"/></text:span><text:span text:style-name="T45">&lt;xsd:sequence&gt;</text:span></text:p>
              <text:p text:style-name="P7"><text:span text:style-name="T45"><text:s text:c="12"/></text:span><text:span text:style-name="T45">&lt;xsd:element name="name" type="xsd:string"/&gt;</text:span></text:p>
              <text:p text:style-name="P7"><text:span text:style-name="T45"><text:s text:c="12"/></text:span><text:span text:style-name="T45">&lt;xsd:element name="surname" type="xsd:string"/&gt;</text:span></text:p>
              <text:p text:style-name="P7"><text:span text:style-name="T45"><text:s text:c="8"/></text:span><text:span text:style-name="T45">&lt;/xsd:sequence&gt;</text:span></text:p>
              <text:p text:style-name="P7"><text:span text:style-name="T45"><text:s text:c="8"/></text:span><text:span text:style-name="T45">&lt;xsd:attribute name="id" type="xsd:string"/&gt;</text:span></text:p>
              <text:p text:style-name="P7"><text:span text:style-name="T45"><text:s text:c="4"/></text:span><text:span text:style-name="T45">&lt;/xsd:complexType&gt;</text:span></text:p>
              <text:p text:style-name="P7"><text:span text:style-name="T45">&lt;/xsd:schema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51cm" svg:x="1.401cm" svg:y="0.921cm" presentation:class="title" presentation:user-transformed="true">
          <draw:text-box>
            <text:p>Referring to XSD in XML</text:p>
          </draw:text-box>
        </draw:frame>
        <draw:frame presentation:style-name="pr3" draw:layer="layout" svg:width="24.639cm" svg:height="12.178cm" svg:x="1cm" svg:y="3.6cm" presentation:class="outline" presentation:user-transformed="true">
          <draw:text-box>
            <text:list text:style-name="L2">
              <text:list-item>
                <text:p><text:span text:style-name="T1">To declare, that persons.xml uses XSD schema persons.xsd following lines should be added into XML:</text:span></text:p>
              </text:list-item>
            </text:list>
          </draw:text-box>
        </draw:frame>
        <draw:custom-shape draw:name="Rectangle 4" draw:style-name="gr21" draw:text-style-name="P21" draw:layer="layout" svg:width="21.713cm" svg:height="5.022cm" svg:x="3.392cm" svg:y="8.6cm">
          <text:list text:style-name="L3">
            <text:list-header>
              <text:p text:style-name="P20"><text:span text:style-name="T32">&lt;?xml version="1.0" encoding="UTF-8"?&gt;</text:span></text:p>
              <text:p text:style-name="P20"><text:span text:style-name="T46">&lt;!–- schema is located in the same folder --&gt;</text:span></text:p>
              <text:p text:style-name="P20"><text:span text:style-name="T32">&lt;persons </text:span><text:span text:style-name="T33">xmlns:xsi="http://www.w3.org/2001/XMLSchema-instance"</text:span></text:p>
              <text:p text:style-name="P22"><text:span text:style-name="T32"><text:s/></text:span><text:span text:style-name="T32"><text:tab/></text:span><text:span text:style-name="T32"><text:tab/></text:span><text:span text:style-name="T33">xsi:noNamespaceSchemaLocation="persons.xsd"</text:span><text:span text:style-name="T32">&gt;</text:span></text:p>
              <text:p text:style-name="P20"><text:span text:style-name="T32">. . .</text:span></text:p>
              <text:p text:style-name="P20"><text:span text:style-name="T32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9" draw:layer="layout" svg:width="21.838cm" svg:height="5.275cm" svg:x="3.223cm" svg:y="14cm">
          <text:list text:style-name="L3">
            <text:list-header>
              <text:p text:style-name="P28"><text:span text:style-name="T32">&lt;?xml version="1.0" encoding="UTF-8"?&gt;</text:span></text:p>
            </text:list-header>
          </text:list>
          <text:list text:style-name="L4">
            <text:list-header>
              <text:p text:style-name="P26"><text:span text:style-name="T46">&lt;!–- schema location specified as URL --&gt;</text:span></text:p>
              <text:p text:style-name="P26"><text:span text:style-name="T47">&lt;persons </text:span><text:span text:style-name="T48">xmlns:xsi="http://www.w3.org/2001/XMLSchema-instance" </text:span></text:p>
            </text:list-header>
          </text:list>
          <text:list text:style-name="L6">
            <text:list-header>
              <text:p text:style-name="P26"><text:span text:style-name="T49"><text:s text:c="2"/></text:span><text:span text:style-name="T48">xsi:noNamespaceSchemaLocation=</text:span></text:p>
              <text:p text:style-name="P26"><text:span text:style-name="T49"><text:s text:c="2"/></text:span><text:span text:style-name="T48">"http://www.ante.lv/lab01-music-serverside/data/persons.xsd"</text:span><text:span text:style-name="T47">&gt;</text:span></text:p>
            </text:list-header>
          </text:list>
          <text:list text:style-name="L3">
            <text:list-header>
              <text:p text:style-name="P28"><text:span text:style-name="T32">. . .</text:span></text:p>
              <text:p text:style-name="P28"><text:span text:style-name="T32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51cm" svg:x="1.201cm" svg:y="0.949cm" presentation:class="title" presentation:user-transformed="true">
          <draw:text-box>
            <text:p>XML validation</text:p>
          </draw:text-box>
        </draw:frame>
        <draw:frame presentation:style-name="pr3" draw:layer="layout" svg:width="26cm" svg:height="16.6cm" svg:x="1.2cm" svg:y="3.2cm" presentation:class="outline" presentation:user-transformed="true">
          <draw:text-box>
            <text:list text:style-name="L2">
              <text:list-item>
                <text:p><text:span text:style-name="T1">XML validation is used to ensure information in XML is correct according to business rules</text:span></text:p>
              </text:list-item>
              <text:list-item>
                <text:p><text:span text:style-name="T1">Invalid XML</text:span></text:p>
                <text:list>
                  <text:list-item>
                    <text:p><text:span text:style-name="T1">XML does not conform to XML syntax rules</text:span></text:p>
                  </text:list-item>
                </text:list>
              </text:list-item>
              <text:list-item>
                <text:p><text:span text:style-name="T1">Well formed XML</text:span></text:p>
                <text:list>
                  <text:list-item>
                    <text:p><text:span text:style-name="T1">XML conforms to syntax rules of XML, which are the same for all XML documents</text:span></text:p>
                  </text:list-item>
                </text:list>
              </text:list-item>
              <text:list-item>
                <text:p><text:span text:style-name="T1">Valid XML</text:span></text:p>
                <text:list>
                  <text:list-item>
                    <text:p><text:span text:style-name="T1">A valid document also respects the rules dictated by a particular DTD or XSD schema, according to the application-specific choices for particular schema</text:span></text:p>
                  </text:list-item>
                </text:list>
              </text:list-item>
              <text:list-item>
                <text:p><text:span text:style-name="T2">XML</text:span><text:span text:style-name="T1"> validator online </text:span><text:span text:style-name="T1"><text:a xlink:href="http://tools.decisionsoft.com/schemaValidate/" xlink:type="simple">http://tools.decisionsoft.com/schemaValidate/</text:a></text:span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javax.xml. package</text:p>
          </draw:text-box>
        </draw:frame>
        <draw:frame presentation:style-name="pr9" draw:text-style-name="P3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50">Both SAX and DOM parsers are implemented in standard Java:</text:span></text:p>
              </text:list-item>
              <text:list-item>
                <text:p><text:span text:style-name="T50">SAX parser</text:span></text:p>
                <text:list>
                  <text:list-item>
                    <text:p><text:span text:style-name="T50">javax.xml.parsers.SAXParser</text:span></text:p>
                  </text:list-item>
                  <text:list-item>
                    <text:p><text:span text:style-name="T50">(actually) org.xml.sax.XMLReader</text:span></text:p>
                  </text:list-item>
                </text:list>
              </text:list-item>
              <text:list-item>
                <text:p><text:span text:style-name="T50">DOM parser</text:span></text:p>
                <text:list>
                  <text:list-item>
                    <text:p><text:span text:style-name="T50">javax.xml.parsers.DocumentBui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10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OM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DOM</text:span><text:span text:style-name="T1"> (</text:span><text:span text:style-name="T2">D</text:span><text:span text:style-name="T1">ocument</text:span><text:span text:style-name="T2"> O</text:span><text:span text:style-name="T1">bject </text:span><text:span text:style-name="T2">M</text:span><text:span text:style-name="T1">odel) — a cross-platform and language-independent convention for representing and interacting with objects in HTML, XHTML, and XML documents.</text:span></text:p>
              </text:list-item>
              <text:list-item>
                <text:p><text:span text:style-name="T1">JDOM is an </text:span><text:span text:style-name="T2">in-memory</text:span><text:span text:style-name="T1"> XML model that can be used to read, write, create and modify XML Documents.</text:span></text:p>
              </text:list-item>
              <text:list-item>
                <text:p><text:span text:style-name="T1">Benefits</text:span></text:p>
                <text:list>
                  <text:list-item>
                    <text:p><text:span text:style-name="T1">It allows to move in document tree up and down, get child elements and parent elements etc</text:span></text:p>
                  </text:list-item>
                  <text:list-item>
                    <text:p><text:span text:style-name="T1">Allows to add and remove sections in document tree</text:span></text:p>
                  </text:list-item>
                  <text:list-item>
                    <text:p><text:span text:style-name="T1">Allows to reorder elements etc.</text:span></text:p>
                  </text:list-item>
                </text:list>
              </text:list-item>
              <text:list-item>
                <text:p><text:span text:style-name="T1">Drawbacks</text:span></text:p>
                <text:list>
                  <text:list-item>
                    <text:p><text:span text:style-name="T1">Need to load all XML into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SAX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SAX</text:span><text:span text:style-name="T1"> (</text:span><text:span text:style-name="T2">S</text:span><text:span text:style-name="T1">imple </text:span><text:span text:style-name="T2">A</text:span><text:span text:style-name="T1">PI for </text:span><text:span text:style-name="T2">X</text:span><text:span text:style-name="T1">ML) <text:s/>is an event-driven online algorithm for parsing XML documents, with an API interface developed by the </text:span><text:span text:style-name="T2">XML-DEV</text:span><text:span text:style-name="T1"> mailing list.</text:span></text:p>
              </text:list-item>
              <text:list-item>
                <text:p><text:span text:style-name="T2">SAX</text:span><text:span text:style-name="T1"> parser traverses XML tree and sends events when gets some structure elements, for example:</text:span></text:p>
                <text:list>
                  <text:list-item>
                    <text:p><text:span text:style-name="T1">Start of the element</text:span></text:p>
                  </text:list-item>
                  <text:list-item>
                    <text:p><text:span text:style-name="T1">End of the element</text:span></text:p>
                  </text:list-item>
                  <text:list-item>
                    <text:p><text:span text:style-name="T1">Text</text:span></text:p>
                  </text:list-item>
                </text:list>
              </text:list-item>
              <text:list-item>
                <text:p><text:span text:style-name="T1">SAX parser only reports each parsing event as it happens, and everything except information of unclosed elements</text:span></text:p>
                <text:list>
                  <text:list-item>
                    <text:p><text:span text:style-name="T1">It is fast</text:span></text:p>
                  </text:list-item>
                  <text:list-item>
                    <text:p><text:span text:style-name="T1">Minimum memory required for a SAX parser is proportional to the maximum depth of the XML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1:05:23</meta:creation-date>
    <dc:date>2017-08-03T16:24:41.202661809</dc:date>
    <meta:editing-duration>PT10H24M34S</meta:editing-duration>
    <meta:editing-cycles>36</meta:editing-cycles>
    <meta:generator>LibreOffice/5.1.6.2$Linux_X86_64 LibreOffice_project/10m0$Build-2</meta:generator>
    <dc:creator>Valdis Vītoliņš</dc:creator>
    <meta:document-statistic meta:object-count="152"/>
  </office:meta>
</office:document-meta>
</file>